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14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14d0" style:font-weight-asian="bold" style:font-weight-complex="bold"/>
    </style:style>
    <style:style style:name="T3" style:family="text">
      <style:text-properties officeooo:rsid="000914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<text:span text:style-name="T1">Fiscal policy in times of low interest rates</text:span>" </text:p>
      <text:p text:style-name="P1">* <text:span text:style-name="T3">W</text:span>at lage rentes betekenen voor <text:span text:style-name="T1">schuldhoudbaarheid</text:span></text:p>
      <text:p text:style-name="P1"><text:span text:style-name="T1">* </text:span><text:span text:style-name="T2">O</text:span>ptimaal <text:span text:style-name="T1">begrotingsbeleid</text:span></text:p>
      <text:p text:style-name="P1"><text:span text:style-name="T1">* </text:span><text:span text:style-name="T2">D</text:span>e afruil tussen <text:span text:style-name="T1">schuldstabilisatie en macro-economische stabilisatie</text:span></text:p>
      <text:p text:style-name="P1"><text:span text:style-name="T1">* </text:span><text:span text:style-name="T2">D</text:span>e <text:span text:style-name="T1">coördinatie met monetair beleid</text:span> (en dit alles met een specifieke blik op <text:span text:style-name="T1">monetaire unies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09:04:42.639316265</meta:creation-date>
    <dc:date>2021-01-04T09:06:14.639603664</dc:date>
    <meta:editing-duration>PT1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42" meta:character-count="291" meta:non-whitespace-character-count="253"/>
  </office:meta>
</office:document-meta>
</file>